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text-align="start" style:justify-single-word="false"/>
      <style:text-properties fo:background-color="#33ff99"/>
    </style:style>
    <style:style style:name="P2" style:family="paragraph" style:parent-style-name="Text_20_body">
      <style:paragraph-properties fo:margin-top="0in" fo:margin-bottom="0in" loext:contextual-spacing="false" fo:text-align="start" style:justify-single-word="false"/>
    </style:style>
    <style:style style:name="P3" style:family="paragraph" style:parent-style-name="Text_20_body">
      <style:paragraph-properties fo:text-align="start" style:justify-single-word="false"/>
      <style:text-properties fo:background-color="#33ff99"/>
    </style:style>
    <style:style style:name="P4" style:family="paragraph" style:parent-style-name="Text_20_body">
      <style:paragraph-properties fo:text-align="start" style:justify-single-word="false"/>
    </style:style>
    <style:style style:name="P5" style:family="paragraph" style:parent-style-name="List_20_Contents" style:list-style-name="L1">
      <style:paragraph-properties fo:text-align="start" style:justify-single-word="false"/>
      <style:text-properties fo:background-color="#33ff99"/>
    </style:style>
    <style:style style:name="P6" style:family="paragraph" style:parent-style-name="List_20_Contents" style:list-style-name="L1">
      <style:paragraph-properties fo:margin-top="0in" fo:margin-bottom="0.1965in" loext:contextual-spacing="false" fo:text-align="start" style:justify-single-word="false"/>
      <style:text-properties fo:background-color="#33ff99"/>
    </style:style>
    <style:style style:name="T1" style:family="text">
      <style:text-properties fo:background-color="#33ff99" loext:char-shading-value="0"/>
    </style:style>
    <style:style style:name="T2" style:family="text">
      <style:text-properties fo:background-color="#33ff99" loext:char-shading-value="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 this homework you will be using <text:a xlink:type="simple" xlink:href="https://courses.cs.ut.ee/2016/dm2016/spring/uploads/Main/abalone.csv" text:style-name="Internet_20_link" text:visited-style-name="Visited_20_Internet_20_Link">abalone dataset</text:a> (short description of variables is in <text:a xlink:type="simple" xlink:href="https://courses.cs.ut.ee/2016/dm2016/spring/uploads/Main/abalone_desc.txt" text:style-name="Internet_20_link" text:visited-style-name="Visited_20_Internet_20_Link">here</text:a>). First, read in this dataset and then complete the following tasks. </text:p>
      <text:section text:style-name="Sect1" text:name="wikitext">
        <text:p text:style-name="P3">1. Before going deeper into analysis practice your skills in R/Python/etc by answering the following questions: </text:p>
        <text:p text:style-name="P2">a. <text:span text:style-name="T1">What are the column names of the dataset? </text:span></text:p>
        <text:p text:style-name="P2">b. <text:span text:style-name="T1">How many observations (i.e. rows) are in this data frame? </text:span></text:p>
        <text:p text:style-name="P2">c. <text:span text:style-name="T1">Print the first 3 lines from the dataset. What are the values of feature rings of the printed observations? </text:span></text:p>
        <text:p text:style-name="P1">d. Extract the last 2 rows of the data frame. What is the weight of these abalones? </text:p>
        <text:p text:style-name="P1">e. What is the value of diameter in the row 755? </text:p>
        <text:p text:style-name="P2">f. <text:span text:style-name="T1">How many missing values are in the height column? </text:span></text:p>
        <text:p text:style-name="P2">g. <text:span text:style-name="T1">What is the mean of the height column? Exclude missing values from this calculation. </text:span></text:p>
        <text:p text:style-name="P2"><text:span text:style-name="T1">h. Extract the subset of rows of the data frame where gender is M and weight values are below 0.75</text:span>. <text:span text:style-name="T1">What is the mean of diameter in this subset? </text:span></text:p>
        <text:p text:style-name="P1">i. What is the most frequent rings value? </text:p>
        <text:p text:style-name="P3">j. What is the minimum of length when rings is equal to 18? </text:p>
        <text:p text:style-name="P3">2. Now let’s try to actually understand the data by answering the following questions: </text:p>
        <text:p text:style-name="P1">a. What is the data about? </text:p>
        <text:p text:style-name="P1">b. What are different features and their types (discrete, continuous etc)? </text:p>
        <text:p text:style-name="P1">c. How many rows are in the dataset? </text:p>
        <text:p text:style-name="P3">d. For each feature show it’s: </text:p>
        <text:list xml:id="list8725603395018721509" text:style-name="L1">
          <text:list-item>
            <text:p text:style-name="P5">mean </text:p>
          </text:list-item>
          <text:list-item>
            <text:p text:style-name="P5">median </text:p>
          </text:list-item>
          <text:list-item>
            <text:p text:style-name="P5">max </text:p>
          </text:list-item>
          <text:list-item>
            <text:p text:style-name="P5">min </text:p>
          </text:list-item>
          <text:list-item>
            <text:p text:style-name="P5">standard deviation </text:p>
          </text:list-item>
          <text:list-item>
            <text:p text:style-name="P6">distribution (with a plot) </text:p>
          </text:list-item>
        </text:list>
        <text:p text:style-name="P3">Comment on the outcome (is the distribution skewed - more small/large values, etc). </text:p>
        <text:p text:style-name="P4">3.<text:span text:style-name="T2"> Create scatterplots between all variables except gender (in R and Python you can do a scatter matrix between all variables at once, you don’t have to do it manually for each pair).</text:span> <text:span text:style-name="T2">Calculate also the correlations between all variables. Plot separately the scatterplot of rings and the variable most correlated with it. Also plot separately two most correlated variables. Explain what you observe. </text:span></text:p>
        <text:p text:style-name="P4">4. <text:span text:style-name="T2">Identify potential outliers in the dataset by applying inter-quartile ranges (IQR) (range between the 25% and 75% quartiles) - are there values that are over k*IQR larger the upper quartile or k*IQR below lower quartile. Use k=1.5</text:span>.<text:span text:style-name="T2"> Are there any multidimesional outliers - observations that are outliers in many variables? </text:span><text:span text:style-name="Emphasis"><text:span text:style-name="T2">Note: you can also make boxplots to gain some intuition about the outliers.</text:span></text:span><text:span text:style-name="T2"> </text:span></text:p>
        <text:p text:style-name="P4">5. <text:span text:style-name="T2">Explain if you should remove outliers and if so, then which ones (you do not need to decide for each observation separately, try to explain in genera l). Remove the outliers you decided to remove and recalculate statistics from ex. 2d. What do you observe? </text:span></text:p>
        <text:p text:style-name="P4"><text:soft-page-break/>6.<text:span text:style-name="T2"> (bonus 1p) Fit a linear curve, i.e. y = w0 + w1*x, approximating relation between diameter and weight of an abalone. Parameters w0 and w1 should be chosen to minimize the mean square error of the fit, i.e. sum((y-y0)^2) / N, where y0 is the actual value of the dependent variable, y - predicted (fitted) value. </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3:07:11.072520013</meta:creation-date>
    <dc:date>2016-02-20T12:34:41.864037580</dc:date>
    <meta:editing-duration>PT4H33M22S</meta:editing-duration>
    <meta:editing-cycles>6</meta:editing-cycles>
    <meta:generator>LibreOffice/5.0.5.2$Linux_X86_64 LibreOffice_project/00m0$Build-2</meta:generator>
    <meta:document-statistic meta:table-count="0" meta:image-count="0" meta:object-count="0" meta:page-count="2" meta:paragraph-count="28" meta:word-count="491" meta:character-count="2802" meta:non-whitespace-character-count="2317"/>
  </office:meta>
</office:document-meta>
</file>